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2.1813in" table:align="center"/>
    </style:style>
    <style:style style:name="Table1.A" style:family="table-column">
      <style:table-column-properties style:column-width="1.65in"/>
    </style:style>
    <style:style style:name="Table1.B" style:family="table-column">
      <style:table-column-properties style:column-width="0.5313in"/>
    </style:style>
    <style:style style:name="Table1.A1" style:family="table-cell">
      <style:table-cell-properties style:vertical-align="middle"/>
    </style:style>
    <style:style style:name="P1" style:family="paragraph" style:parent-style-name="Table_20_Contents">
      <style:paragraph-properties fo:text-align="center" style:justify-single-word="false"/>
      <style:text-properties fo:font-weight="bold"/>
    </style:style>
    <style:style style:name="T1"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row>
          <table:table-cell table:style-name="Table1.A1" office:value-type="string">
            <text:p text:style-name="P1">MCC - CIS162AD <text:line-break/>Study Guide for Test 2 </text:p>
          </table:table-cell>
          <table:table-cell table:style-name="Table1.A1" office:value-type="string">
            <text:p text:style-name="Table_20_Contents">   <draw:frame draw:style-name="fr1" draw:name="graphics1" text:anchor-type="as-char" svg:width="0.3646in" svg:height="0.3646in" draw:z-index="0"><draw:image xlink:href="http://www.mesacc.edu/%7Ejuafj03991/cis162ad/cs.gif" xlink:type="simple" xlink:show="embed" xlink:actuate="onLoad"/></draw:frame> </text:p>
          </table:table-cell>
        </table:table-row>
      </table:table>
      <text:p text:style-name="Text_20_body"><text:line-break/>Completion of the study guide is NOT required, so it will not be turned in or submitted electronically. However, completing the study guide will help you prepare for the exam. In addition, the completed study guide can be used on the actual exam, because exams are open book and notes. If you can't find the answer to any of the questions, please feel free to ask your classmates and/or instructor. <text:line-break/><text:line-break/><text:span text:style-name="T1">Object-Oriented Programming (classes):</text:span><text:line-break/><text:line-break/><text:line-break/>What is a class?<text:line-break/><text:line-break/><text:line-break/><text:line-break/>What are the properties of a class?<text:line-break/><text:line-break/><text:line-break/><text:line-break/>What are the methods of a class?<text:line-break/><text:line-break/><text:line-break/><text:line-break/>What is the difference between Public and Private variables?<text:line-break/><text:line-break/><text:line-break/><text:line-break/>What is the difference between Public and Private methods?<text:line-break/><text:line-break/><text:line-break/><text:line-break/>What is the difference between Instance and Static variables?<text:line-break/><text:line-break/><text:line-break/><text:line-break/>What is a constructor and what could it be used for?<text:line-break/><text:line-break/><text:line-break/><text:line-break/>Can a constructor be overloaded?<text:line-break/><text:line-break/><text:line-break/><text:line-break/>What are the rules in naming a constructor?<text:line-break/><text:line-break/><text:line-break/><text:line-break/>What is a destructor?<text:line-break/><text:soft-page-break/><text:line-break/><text:line-break/><text:line-break/>What is an object?<text:line-break/><text:line-break/><text:line-break/><text:line-break/>What does instantiate mean?<text:line-break/><text:line-break/><text:line-break/><text:line-break/>What does encapsulation mean?<text:line-break/><text:line-break/><text:line-break/><text:line-break/>What does polymorphism mean and what are some examples of it in object-oriented programming?<text:line-break/><text:line-break/><text:line-break/><text:line-break/>What is method overloading?<text:line-break/><text:line-break/><text:line-break/><text:line-break/>What is method overriding?<text:line-break/><text:line-break/><text:line-break/><text:line-break/>Which class is referred to as the base class in inheritance?<text:line-break/><text:line-break/><text:line-break/><text:line-break/>Which class is referred to as the derived class in inheritance?<text:line-break/><text:line-break/><text:line-break/><text:line-break/>What is an abstract class?<text:line-break/><text:line-break/><text:line-break/><text:line-break/>What is an interface class?<text:line-break/><text:line-break/><text:line-break/><text:line-break/>What is a delegate?<text:line-break/><text:line-break/><text:line-break/><text:line-break/>What is an event?<text:line-break/><text:line-break/><text:soft-page-break/><text:line-break/><text:line-break/><text:line-break/><text:span text:style-name="T1">List Boxes and Loops:</text:span><text:line-break/><text:line-break/><text:line-break/>Can the list items be added to list and combo boxes at design-time and run-time?<text:line-break/><text:line-break/><text:line-break/><text:line-break/>The list items in a list box or combo box is a collections object (true).<text:line-break/><text:line-break/><text:line-break/><text:line-break/>What are some properties and methods that allow us to manage the lists at run-time?<text:line-break/><text:line-break/><text:line-break/><text:line-break/>What does the Sorted property of list boxes do?<text:line-break/><text:line-break/><text:line-break/><text:line-break/>What are the main differences between the while and do-while loops?<text:line-break/><text:line-break/><text:line-break/><text:line-break/>What is meant by nested loops?<text:line-break/><text:line-break/><text:line-break/><text:line-break/>What causes an infinite loop?<text:line-break/><text:line-break/><text:line-break/><text:line-break/>In the statement for (number = 0; number &lt; 10; number ++ ) <text:line-break/><text:line-break/></text:p>
      <text:p text:style-name="Quotations">What is the initial value?<text:line-break/><text:line-break/><text:line-break/><text:line-break/>What is the Boolean condition?<text:line-break/><text:line-break/><text:line-break/><text:line-break/>What is the update action?<text:line-break/><text:line-break/></text:p>
      <text:p text:style-name="Text_20_body"><text:soft-page-break/>Is the for loop more like a while or do-while loop and why?<text:line-break/><text:line-break/><text:line-break/><text:line-break/><text:line-break/><text:span text:style-name="Strong_20_Emphasis">File Processing:</text:span><text:line-break/><text:line-break/><text:line-break/>What is meant by File I/O?<text:line-break/><text:line-break/><text:line-break/><text:line-break/>What does reading a file mean? <text:line-break/><text:line-break/><text:line-break/><text:line-break/>What does writing to a file mean?<text:line-break/><text:line-break/><text:line-break/><text:line-break/>What is the external filename?<text:line-break/><text:line-break/><text:line-break/><text:line-break/>What is the internal filename?<text:line-break/><text:line-break/><text:line-break/><text:line-break/>What is the difference between the Write and Writeline methods?<text:line-break/><text:line-break/><text:line-break/><text:line-break/>How is a file opened?<text:line-break/><text:line-break/><text:line-break/><text:line-break/>Why should a file be closed after processing it?<text:line-break/><text:line-break/><text:line-break/><text:line-break/>Why is it important for a programmer to check for End of File (EOF)?<text:line-break/><text:line-break/><text:line-break/><text:line-break/>What command can be used to checked for EOF?<text:line-break/><text:line-break/><text:line-break/><text:line-break/>What type of loop is best to process an input file that may be empty?<text:line-break/><text:soft-page-break/><text:line-break/><text:line-break/><text:line-break/>What is meant by sequential file processing?<text:line-break/><text:line-break/><text:line-break/><text:line-break/><text:line-break/><text:span text:style-name="T1">Arrays:</text:span><text:line-break/><text:line-break/><text:line-break/>The array declaration of string[] strName = new string[5]; declares how many variables of type string?<text:line-break/><text:line-break/></text:p>
      <text:p text:style-name="Quotations">What should be the first valid subscript value for the above array?<text:line-break/><text:line-break/><text:line-break/><text:line-break/>What should be the last valid subscript value for the above array?<text:line-break/><text:line-break/><text:line-break/><text:line-break/>What subscript values would be out of range?<text:line-break/><text:line-break/></text:p>
      <text:p text:style-name="Text_20_body">An array is a collection of variables of (different or the same) data type?<text:line-break/><text:line-break/><text:line-break/><text:line-break/>What is stored in GetUpperBound(0)?<text:line-break/><text:line-break/><text:line-break/><text:line-break/>Why must we count how many elements are loaded into an array?<text:line-break/><text:line-break/><text:line-break/><text:line-break/>Can a single array element be passed through a method's argument?<text:line-break/><text:line-break/><text:line-break/><text:line-break/>How many subscripts would be required to reference a single array element in a two- and three-demensional array?<text:line-break/><text:line-break/><text:line-break/><text:line-break/>How many dimensions can be defined for an array?<text:line-break/><text:soft-page-break/><text:line-break/><text:line-break/><text:line-break/><text:line-break/><text:span text:style-name="T1">Database Processing:<text:line-break/></text:span><text:line-break/><text:line-break/>What does ADO stand for?<text:line-break/><text:line-break/><text:line-break/><text:line-break/>What does the ADO.NET technology support?<text:line-break/><text:line-break/><text:line-break/><text:line-break/>What is usually stored in database file?<text:line-break/><text:line-break/><text:line-break/><text:line-break/>What does an ADO.NET connection do?<text:line-break/><text:line-break/><text:line-break/><text:line-break/>What does an ADO.NET data adapter do?<text:line-break/><text:line-break/><text:line-break/><text:line-break/>What does an ADO.NET dataset do?<text:line-break/><text:line-break/><text:line-break/><text:line-break/>What does it mean that in ADO.NET datasets are disconnected?<text:line-break/><text:line-break/><text:line-break/><text:line-break/>Does an ADO.NET data adapter allow for retrieving and updating of data?<text:line-break/><text:line-break/><text:line-break/><text:line-break/>What does data binding mean?<text:line-break/><text:line-break/><text:line-break/><text:line-break/>What is simple data binding?<text:line-break/><text:line-break/><text:line-break/><text:line-break/>What is complex data binding?<text:line-break/><text:line-break/><text:soft-page-break/><text:line-break/><text:line-break/>What does SQL stand for?<text:line-break/><text:line-break/><text:line-break/><text:line-break/>Why does knowing SQL make a programmer more versatile?<text:line-break/><text:line-break/><text:line-break/><text:line-break/>What SQL statement is used to retrieve data from a database?<text:line-break/><text:line-break/><text:line-break/><text:line-break/>Which SQL clause is added to the Select statement to create query with selection criteria?<text:line-break/><text:line-break/><text:line-break/><text:line-break/><text:line-break/><text:span text:style-name="T1">Additional Control Objects - MDI, ToolStrip, and Dates:</text:span><text:line-break/><text:line-break/><text:line-break/>What are single document interface (SDI) projects?<text:line-break/><text:line-break/><text:line-break/><text:line-break/>What are multiple document interface (MDI) projects?<text:line-break/><text:line-break/><text:line-break/><text:line-break/>In MDI, what is the difference between parent and child forms?<text:line-break/><text:line-break/><text:line-break/><text:line-break/>Which property is set to make a form a parent form?<text:line-break/><text:line-break/><text:line-break/><text:line-break/>How are child forms created?<text:line-break/><text:line-break/><text:line-break/><text:line-break/>Which property is set on a menu to allow users to manage the child forms?<text:line-break/><text:line-break/><text:line-break/><text:line-break/>What are the layout options for child forms (LayoutMdi)?<text:line-break/><text:line-break/><text:line-break/><text:soft-page-break/><text:line-break/>How much code does it take to implement the layout options?<text:line-break/><text:line-break/><text:line-break/><text:line-break/>Does each button on the toolStrip have its own click event or is it one for the entire toolStrip?<text:line-break/><text:line-break/><text:line-break/><text:line-break/>How does the DateTimePicker control appear to the user on a form?<text:line-break/><text:line-break/><text:line-break/><text:line-break/>In which property is the selected date stored in for DateTimePicker?<text:line-break/><text:line-break/><text:line-break/><text:line-break/>How does the MonthCalendar control appear to the user on a form?<text:line-break/><text:line-break/><text:line-break/><text:line-break/>In which properties are the selected dates stored in for MonthCalenda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red Adamson</meta:initial-creator>
    <meta:creation-date>2012-12-03T00:07:48.30</meta:creation-date>
    <meta:document-statistic meta:table-count="1" meta:image-count="1" meta:object-count="0" meta:page-count="8" meta:paragraph-count="7" meta:word-count="832" meta:character-count="5032"/>
    <dc:date>2012-12-03T00:08:22.77</dc:date>
    <dc:creator>Jared Adamson</dc:creator>
    <meta:editing-duration>PT00H00M35S</meta:editing-duration>
    <meta:editing-cycles>1</meta:editing-cycles>
    <meta:generator>OpenOffice.org/3.2$Win32 OpenOffice.org_project/320m18$Build-9502</meta:generator>
  </office:meta>
</office:document-meta>
</file>